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8B80000320B0000320B99685D004E416DF8.svg" manifest:media-type="image/svg+xml"/>
  <manifest:file-entry manifest:full-path="Pictures/100002010000025D0000025DE4B9243ABCD61E3E.png" manifest:media-type="image/png"/>
  <manifest:file-entry manifest:full-path="Pictures/1000087300002C7100002C7161B47723DC367162.svg" manifest:media-type="image/svg+xml"/>
  <manifest:file-entry manifest:full-path="Pictures/100002010000021900000219BBF293D6A0F0228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3"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style:paragraph-properties fo:text-align="center"/>
    </style:style>
    <style:style style:name="P2" style:family="paragraph">
      <loext:graphic-properties draw:fill="solid" draw:fill-color="#000000"/>
      <style:paragraph-properties fo:text-align="center"/>
    </style:style>
  </office:automatic-styles>
  <office:body>
    <office:drawing>
      <draw:page draw:name="page1" draw:style-name="dp1" draw:master-page-name="Predvolené">
        <draw:frame draw:style-name="gr1" draw:text-style-name="P1" draw:layer="layout" svg:width="12.81cm" svg:height="12.81cm" svg:x="0cm" svg:y="0cm">
          <draw:image xlink:href="Pictures/100008B80000320B0000320B99685D004E416DF8.svg" xlink:type="simple" xlink:show="embed" xlink:actuate="onLoad" loext:mime-type="image/svg+xml">
            <text:p/>
          </draw:image>
          <draw:image xlink:href="Pictures/100002010000025D0000025DE4B9243ABCD61E3E.png" xlink:type="simple" xlink:show="embed" xlink:actuate="onLoad" loext:mime-type="image/png"/>
        </draw:frame>
        <draw:g>
          <draw:polygon draw:style-name="gr2" draw:text-style-name="P2" draw:layer="layout" svg:width="2.214cm" svg:height="3.063cm" svg:x="7.763cm" svg:y="8.421cm" svg:viewBox="0 0 2215 3064" draw:points="2157,913 1245,54 1242,51 1239,48 1235,45 1233,43 1231,42 1230,41 1230,41 1228,40 1226,38 1225,38 1225,37 1216,31 1208,26 1207,26 1206,25 1205,25 1204,24 1202,23 1200,22 1199,22 1198,21 1195,20 1193,19 1192,18 1191,18 1190,17 1189,17 1187,16 1185,15 1184,15 1183,14 1180,14 1179,13 1178,13 1177,13 1176,12 1175,12 1174,11 1164,8 1160,7 1157,7 1155,6 1153,5 1150,5 1149,5 1148,4 1147,4 1146,4 1143,4 1141,3 1139,3 1138,3 1137,3 1135,3 1134,2 1133,2 1132,2 1131,2 1129,2 1127,2 1117,1 1112,0 1107,0 1103,0 1098,1 1088,2 1086,2 1084,2 1083,2 1082,2 1081,2 1080,3 1078,3 1077,3 1076,3 1074,3 1072,4 1069,4 1068,4 1067,4 1066,5 1064,5 1062,5 1060,6 1057,7 1055,7 1051,8 1048,9 1046,10 1042,11 1040,12 1038,13 1037,13 1035,14 1032,14 1031,15 1030,15 1028,16 1026,17 1025,17 1024,18 1023,18 1022,19 1020,20 1017,21 1016,21 1015,22 1011,24 1010,25 1009,26 1008,26 1005,27 1003,29 999,31 998,32 997,33 995,34 993,36 992,36 991,37 989,38 987,40 985,41 985,41 984,42 982,43 980,45 976,48 973,51 970,54 970,54 58,913 44,926 32,941 23,957 14,973 8,990 4,1007 1,1025 0,1042 1,1060 4,1077 8,1095 14,1111 23,1128 32,1143 44,1158 58,1172 73,1185 88,1196 105,1205 122,1212 140,1218 158,1222 177,1225 196,1226 214,1225 233,1222 251,1218 269,1212 286,1205 303,1196 319,1185 334,1172 912,628 912,2881 913,2900 916,2918 921,2935 928,2952 936,2968 946,2983 957,2997 970,3011 983,3022 998,3033 1015,3042 1032,3050 1050,3056 1068,3061 1088,3064 1107,3064 1127,3064 1147,3061 1165,3056 1183,3050 1200,3042 1216,3033 1231,3022 1245,3011 1258,2997 1269,2983 1279,2968 1287,2952 1294,2935 1299,2918 1302,2900 1303,2881 1303,628 1881,1172 1888,1179 1896,1185 1904,1190 1912,1196 1920,1201 1928,1205 1937,1209 1946,1213 1963,1218 1982,1223 2000,1225 2019,1226 2038,1225 2057,1223 2075,1218 2093,1212 2110,1205 2127,1196 2142,1185 2157,1172 2171,1158 2182,1143 2192,1127 2200,1111 2207,1094 2211,1077 2214,1060 2215,1042 2214,1025 2211,1007 2207,990 2200,973 2192,957 2182,941 2171,926">
            <text:p/>
          </draw:polygon>
          <draw:polygon draw:style-name="gr2" draw:text-style-name="P2" draw:layer="layout" svg:width="4.298cm" svg:height="1.961cm" svg:x="6.721cm" svg:y="10.259cm" svg:viewBox="0 0 4299 1962" draw:points="4104,0 4084,1 4064,4 4045,8 4028,14 4010,22 3994,31 3979,42 3965,54 3953,67 3942,81 3932,96 3924,112 3917,129 3912,147 3910,165 3909,184 3909,1593 390,1593 390,184 389,165 387,147 382,129 375,112 367,96 357,81 346,67 333,54 319,42 304,31 288,22 271,14 253,8 235,4 215,1 195,0 175,1 156,4 137,8 119,14 102,22 86,31 71,42 57,54 45,67 33,81 24,96 15,112 9,129 4,147 1,165 0,184 0,1777 1,1796 4,1814 9,1832 15,1849 24,1865 33,1880 45,1894 57,1908 71,1919 86,1930 102,1939 119,1947 137,1953 156,1958 175,1961 195,1962 4104,1962 4124,1961 4143,1958 4162,1953 4180,1947 4197,1939 4213,1930 4228,1919 4242,1908 4254,1894 4266,1880 4275,1865 4284,1849 4290,1832 4295,1814 4298,1796 4299,1777 4299,184 4298,165 4295,147 4290,129 4284,112 4275,96 4266,81 4254,67 4242,54 4228,42 4213,31 4197,22 4180,14 4162,8 4143,4 4124,1">
            <text:p/>
          </draw:polygon>
        </draw:g>
        <draw:g>
          <draw:frame draw:style-name="gr1" draw:text-style-name="P1" draw:layer="layout" svg:width="4.676cm" svg:height="4.676cm" draw:transform="rotate (1.34931404471682) translate (0.983cm 6.594cm)">
            <draw:image xlink:href="Pictures/1000087300002C7100002C7161B47723DC367162.svg" xlink:type="simple" xlink:show="embed" xlink:actuate="onLoad" loext:mime-type="image/svg+xml">
              <text:p/>
            </draw:image>
            <draw:image xlink:href="Pictures/100002010000021900000219BBF293D6A0F0228F.png" xlink:type="simple" xlink:show="embed" xlink:actuate="onLoad" loext:mime-type="image/png"/>
          </draw:frame>
          <draw:frame draw:style-name="gr3" draw:text-style-name="P1" draw:layer="layout" svg:width="4.676cm" svg:height="4.676cm" draw:transform="rotate (-0.210137641940118) translate (4.648cm 0.341cm)">
            <draw:image xlink:href="Pictures/1000087300002C7100002C7161B47723DC367162.svg" xlink:type="simple" xlink:show="embed" xlink:actuate="onLoad" loext:mime-type="image/svg+xml">
              <text:p/>
            </draw:image>
            <draw:image xlink:href="Pictures/100002010000021900000219BBF293D6A0F0228F.png" xlink:type="simple" xlink:show="embed" xlink:actuate="onLoad" loext:mime-type="image/png"/>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21cm" fo:margin-bottom="0.521cm" fo:margin-left="0.521cm" fo:margin-right="0.521cm" fo:page-width="12.811cm" fo:page-height="12.8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8-25T21:33:41.012000000</dc:date>
    <meta:editing-duration>PT19S</meta:editing-duration>
    <meta:editing-cycles>1</meta:editing-cycles>
    <meta:document-statistic meta:object-count="7"/>
    <meta:generator>LibreOffice/6.2.5.2$Windows_x86 LibreOffice_project/1ec314fa52f458adc18c4f025c545a4e8b22c159</meta:generator>
  </office:meta>
</office:document-meta>
</file>